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text-outline="false" style:text-line-through-style="none" style:text-line-through-type="none" fo:font-style="normal" fo:font-weight="bold" style:font-style-asian="normal" style:font-weight-asian="bold" style:font-style-complex="italic" style:font-weight-complex="bold" text:display="tru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text-outline="false" style:text-line-through-style="none" style:text-line-through-type="none" fo:font-style="normal" fo:font-weight="bold" style:font-style-asian="normal" style:font-weight-asian="bold" style:font-style-complex="italic" style:font-weight-complex="bold" text:display="true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bold" text:display="tru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Footer">
      <style:text-properties officeooo:rsid="00038bb7" officeooo:paragraph-rsid="00038bb7"/>
    </style:style>
    <style:style style:name="P6" style:family="paragraph" style:parent-style-name="Table_20_Contents">
      <style:paragraph-properties fo:text-align="end" style:justify-single-word="false"/>
      <style:text-properties officeooo:rsid="00038bb7" officeooo:paragraph-rsid="00038bb7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officeooo:rsid="0002acf0"/>
    </style:style>
    <style:style style:name="T2" style:family="text">
      <style:text-properties style:text-position="super 58%" officeooo:rsid="0002acf0"/>
    </style:style>
    <style:style style:name="T3" style:family="text">
      <style:text-properties officeooo:rsid="000348e5"/>
    </style:style>
    <style:style style:name="T4" style:family="text">
      <style:text-properties fo:font-size="10pt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appartement de Versailles</text:p>
      <text:p text:style-name="P3"/>
      <text:p text:style-name="P3"/>
      <text:p text:style-name="P2"/>
      <text:p text:style-name="P2"/>
      <text:p text:style-name="P2"/>
      <text:p text:style-name="P2"/>
      <text:p text:style-name="P4"><text:tab/>Le 1er Avril 1985 ! Je suis arrivé dans l'appartement de Versailles que j'occupe encore maintenant. <text:span text:style-name="T1">Le 1</text:span><text:span text:style-name="T2">er</text:span><text:span text:style-name="T1"> avril 1985 ! je suis arrivé dans l’appartement de Versailles que j’occupe encore maintenant. </text:span>Il est situé en terrasse, au sommet d'un immeuble de 8 étages. De ce fait il offre une très belle vue sur la ville, et part<text:span text:style-name="T1">i</text:span>culi<text:span text:style-name="T1">è</text:span>rement sur le château.</text:p>
      <text:p text:style-name="P4"/>
      <text:p text:style-name="P4"><text:tab/>A mon arrivée, il n'y avait ni gaz, ni électricité, ni téléphone. Je n'avais pas de meuble mais j'avais <text:span text:style-name="T1">A mon arrivée, il n’y avait ni gaz, ni électricité, ni téléphone. Je n’avais pas de meuble mais j’ai </text:span>récupéré le bric-à-brac qui me servait à vivre quand j'étais étudiant. L'appartement était sale, plusieurs locataires s'y étaient succédés et avaient improvisé des bricolages pas tristes, ce qui donnait à l'appartement un aspect relativement acceptable, si l'on en jugeait sur les apparences et dégueulasse si l'on en analysait les détails, tout ressemblait au cache-misère.</text:p>
      <text:p text:style-name="P4"/>
      <text:p text:style-name="P4"><text:tab/>Il a donc fallu rénover tout cela d'autant que dans la foulée (3 ans après) je suis devenu propriétaire. <text:span text:style-name="T3">Il a donc fallu rénover tout cela d’autant que dans la foulée (3 ans après), je suis devenu propriétaire. </text:span>Françoise a pris l'initiative de poser les papiers peints de la salle de séjour et de l'entrée. J'ai acheté des meubles et réalisé pas mal de bricol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9.704cm" style:writing-mode="page"/>
      <style:text-properties style:use-window-font-color="true" style:font-name="Liberation Serif" fo:font-size="12pt" fo:language="fr" fo:country="FR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bold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Normal_20_Indent" style:default-outline-level="3" style:class="text">
      <style:paragraph-properties fo:margin-left="0.63cm" fo:margin-right="0cm" fo:text-indent="0cm" style:auto-text-indent="false"/>
      <style:text-properties fo:font-variant="normal" fo:text-transform="none" style:text-outline="false" style:text-line-through-style="none" style:text-line-through-type="none" fo:font-style="normal" fo:font-weight="bold" style:font-style-asian="normal" style:font-weight-asian="bold" style:font-style-complex="normal" style:font-weight-complex="bold" text:display="true"/>
    </style:style>
    <style:style style:name="Heading_20_2" style:display-name="Heading 2" style:family="paragraph" style:parent-style-name="Heading" style:next-style-name="Normal_20_Indent" style:default-outline-level="2" style:class="text"/>
    <style:style style:name="Heading_20_1" style:display-name="Heading 1" style:family="paragraph" style:parent-style-name="Heading" style:next-style-name="Normal_20_Indent" style:default-outline-level="1" style:class="text"/>
    <style:style style:name="Normal_20_Indent" style:display-name="Normal Indent" style:family="paragraph" style:next-style-name="Standard"/>
    <style:style style:name="Unknown_20_Style_3a__20_1" style:display-name="Unknown Style: 1" style:family="paragraph" style:parent-style-name="Standard" style:next-style-name="Standard" style:default-outline-level="1" style:list-style-name=""/>
    <style:style style:name="grand_20_titre" style:display-name="grand titre" style:family="paragraph" style:parent-style-name="Normal_20_Indent" style:next-style-name="Standard" style:default-outline-level="2" style:list-style-name="">
      <style:paragraph-properties fo:text-align="center" style:justify-single-word="false"/>
      <style:text-properties fo:font-variant="normal" fo:text-transform="none" style:text-outline="false" style:text-line-through-style="none" style:text-line-through-type="none" fo:font-style="italic" fo:font-weight="bold" style:font-style-asian="italic" style:font-weight-asian="bold" style:font-style-complex="normal" style:font-weight-complex="bold" text:display="true"/>
    </style:style>
    <style:style style:name="Mémoentê" style:family="paragraph" style:default-outline-level="3" style:list-style-name="">
      <style:paragraph-properties fo:margin-left="1cm" fo:margin-right="0cm" fo:text-indent="0cm" style:auto-text-indent="false">
        <style:tab-stops>
          <style:tab-stop style:position="2.801cm"/>
          <style:tab-stop style:position="10.001cm"/>
          <style:tab-stop style:position="11.502cm"/>
        </style:tab-stops>
      </style:paragraph-properties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bold" text:display="true"/>
    </style:style>
    <style:style style:name="Objmémo" style:family="paragraph" style:next-style-name="nummémo" style:default-outline-level="4">
      <style:text-properties fo:font-variant="normal" fo:text-transform="none" style:text-outline="false" style:text-line-through-style="none" style:text-line-through-type="none" fo:font-style="italic" fo:font-weight="bold" style:font-style-asian="italic" style:font-weight-asian="bold" style:font-style-complex="normal" style:font-weight-complex="normal" text:display="true"/>
    </style:style>
    <style:style style:name="énumérat" style:family="paragraph" style:parent-style-name="Standard" style:next-style-name="Standard" style:default-outline-level="5">
      <style:paragraph-properties fo:margin-left="2cm" fo:margin-right="0cm" fo:text-indent="-0.501cm" style:auto-text-indent="false">
        <style:tab-stops/>
      </style:paragraph-properties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bold" text:display="true"/>
    </style:style>
    <style:style style:name="signatur" style:family="paragraph" style:default-outline-level="6">
      <style:paragraph-properties fo:margin-left="1cm" fo:margin-right="0cm" fo:text-indent="0cm" style:auto-text-indent="false">
        <style:tab-stops>
          <style:tab-stop style:position="9.502cm"/>
        </style:tab-stops>
      </style:paragraph-properties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normal" text:display="true"/>
    </style:style>
    <style:style style:name="nummémo" style:family="paragraph" style:default-outline-level="7">
      <style:paragraph-properties>
        <style:tab-stops>
          <style:tab-stop style:position="9.502cm"/>
          <style:tab-stop style:position="13.503cm"/>
        </style:tab-stops>
      </style:paragraph-properties>
      <style:text-properties fo:font-variant="normal" fo:text-transform="none" style:text-outline="false" style:text-line-through-style="none" style:text-line-through-type="none" fo:font-style="italic" fo:font-weight="normal" style:font-style-asian="italic" style:font-weight-asian="normal" style:font-style-complex="normal" style:font-weight-complex="normal" text:display="true"/>
    </style:style>
    <style:style style:name="énumér02" style:family="paragraph" style:default-outline-level="8">
      <style:paragraph-properties fo:margin-left="2cm" fo:margin-right="0cm" fo:text-indent="-0.501cm" style:auto-text-indent="false">
        <style:tab-stops>
          <style:tab-stop style:position="10.502cm"/>
        </style:tab-stops>
      </style:paragraph-properties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bold" text:display="true"/>
    </style:style>
    <style:style style:name="numémémo" style:family="paragraph" style:next-style-name="parademi" style:default-outline-level="9">
      <style:paragraph-properties>
        <style:tab-stops>
          <style:tab-stop style:position="13.503cm"/>
        </style:tab-stops>
      </style:paragraph-properties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normal" text:display="true"/>
    </style:style>
    <style:style style:name="signature" style:family="paragraph">
      <style:paragraph-properties fo:margin-left="1cm" fo:margin-right="0cm" fo:text-indent="0cm" style:auto-text-indent="false"/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normal" text:display="true"/>
    </style:style>
    <style:style style:name="ENTLETTRE" style:family="paragraph">
      <style:paragraph-properties fo:margin-left="0cm" fo:margin-right="0cm" fo:text-indent="0cm" style:auto-text-indent="false">
        <style:tab-stops>
          <style:tab-stop style:position="9.2cm"/>
        </style:tab-stops>
      </style:paragraph-properties>
      <style:text-properties fo:font-variant="normal" fo:text-transform="none" style:text-outline="false" style:text-line-through-style="none" style:text-line-through-type="none" fo:font-style="normal" fo:font-weight="bold" style:font-style-asian="normal" style:font-weight-asian="bold" style:font-style-complex="normal" style:font-weight-complex="normal" text:display="true"/>
    </style:style>
    <style:style style:name="Datelet" style:family="paragraph">
      <style:paragraph-properties fo:margin-left="0cm" fo:margin-right="0cm" fo:text-indent="0cm" style:auto-text-indent="false">
        <style:tab-stops>
          <style:tab-stop style:position="9.2cm"/>
        </style:tab-stops>
      </style:paragraph-properties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normal" text:display="true"/>
    </style:style>
    <style:style style:name="Copies" style:family="paragraph" style:next-style-name="parademi">
      <style:paragraph-properties>
        <style:tab-stops>
          <style:tab-stop style:position="1.501cm"/>
        </style:tab-stops>
      </style:paragraph-properties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normal" text:display="true"/>
    </style:style>
    <style:style style:name="Normallt" style:family="paragraph">
      <style:paragraph-properties fo:margin-left="0.501cm" fo:margin-right="0cm" fo:text-indent="0.501cm" style:auto-text-indent="false">
        <style:tab-stops/>
      </style:paragraph-properties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normal" text:display="true"/>
    </style:style>
    <style:style style:name="italique" style:family="paragraph" style:next-style-name="nummémo">
      <style:text-properties fo:font-variant="normal" fo:text-transform="none" style:text-outline="false" style:text-line-through-style="none" style:text-line-through-type="none" fo:font-style="italic" fo:font-weight="bold" style:font-style-asian="italic" style:font-weight-asian="bold" style:font-style-complex="normal" style:font-weight-complex="bold" text:display="true"/>
    </style:style>
    <style:style style:name="parademi" style:family="paragraph" style:parent-style-name="Standard" style:next-style-name="Standard">
      <style:paragraph-properties fo:margin-top="0.212cm" fo:margin-bottom="0cm" loext:contextual-spacing="false" fo:text-align="center" style:justify-single-word="false"/>
      <style:text-properties fo:font-variant="normal" fo:text-transform="none" style:text-outline="false" style:text-line-through-style="none" style:text-line-through-type="none" fo:font-style="normal" fo:font-weight="normal" style:font-style-asian="normal" style:font-weight-asian="normal" style:font-style-complex="normal" style:font-weight-complex="normal" text:display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3.671cm" style:rel-column-width="2081*"/>
    </style:style>
    <style:style style:name="Tableau1.B" style:family="table-column">
      <style:table-column-properties style:column-width="10.659cm" style:rel-column-width="6043*"/>
    </style:style>
    <style:style style:name="Tableau1.C" style:family="table-column">
      <style:table-column-properties style:column-width="2.671cm" style:rel-column-width="1514*"/>
    </style:style>
    <style:style style:name="MP1" style:family="paragraph" style:parent-style-name="Footer">
      <style:text-properties officeooo:rsid="00038bb7" officeooo:paragraph-rsid="00038bb7"/>
    </style:style>
    <style:style style:name="M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officeooo:rsid="00038bb7" officeooo:paragraph-rsid="00038b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office:value-type="string">
              <text:p text:style-name="MP1">Saisie du 14/05/1991</text:p>
            </table:table-cell>
            <table:table-cell office:value-type="string">
              <text:p text:style-name="MP2"><text:file-name text:display="full">/media/airel/SAUV/regis/memoires/fichiers_doc/APPARTEM.odt</text:file-name></text:p>
            </table:table-cell>
            <table:table-cell office:value-type="string">
              <text:p text:style-name="MP3">Page : <text:page-number text:select-page="current">1</text:page-number>/<text:page-count>1</text:page-count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01T18:07:24.287432581</dc:date>
    <meta:editing-duration>PT15M24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7" meta:word-count="228" meta:character-count="1412" meta:non-whitespace-character-count="1188"/>
  </office:meta>
</office:document-meta>
</file>